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Utenti(<text:span text:style-name="T1">CF</text:span>, Nome, Cognome, Citta, CV, Via, Tipo, DataIscrizione, TipoAbbonamento*, ScadenzaAbbonamento*, ScadenzaProva*)</text:p>
      <text:p text:style-name="Preformatted_20_Text"/>
      <text:p text:style-name="Preformatted_20_Text">Album(<text:span text:style-name="T1">NomeAlbum</text:span>, DataPubblicazione, DurataComplessiva, NumeroCanzoni)</text:p>
      <text:p text:style-name="Preformatted_20_Text"/>
      <text:p text:style-name="Preformatted_20_Text">Playlist(<text:span text:style-name="T1">Codice</text:span>, CF, DurataComplessiva, NumeroCanzoni) </text:p>
      <text:p text:style-name="Preformatted_20_Text"><text:tab/>ViR (CF, Utenti.CF)</text:p>
      <text:p text:style-name="Preformatted_20_Text"/>
      <text:p text:style-name="Preformatted_20_Text">Genere(<text:span text:style-name="T1">Nome</text:span>)</text:p>
      <text:p text:style-name="Preformatted_20_Text"/>
      <text:p text:style-name="Preformatted_20_Text">Autore(<text:span text:style-name="T1">NomeD'Arte</text:span>, AnniEsperienza)</text:p>
      <text:p text:style-name="Preformatted_20_Text"/>
      <text:p text:style-name="Preformatted_20_Text">Ascoltare(<text:span text:style-name="T1">CF, Titolo</text:span>, OraUltimoAscolto) </text:p>
      <text:p text:style-name="Preformatted_20_Text"><text:tab/>ViR (CF, Utenti.CF) </text:p>
      <text:p text:style-name="Preformatted_20_Text"><text:tab/>ViR (Titolo, Canzone.Titolo)</text:p>
      <text:p text:style-name="Preformatted_20_Text"/>
      <text:p text:style-name="Preformatted_20_Text">Raccogliere(<text:span text:style-name="T1">Codice, Titolo</text:span>) </text:p>
      <text:p text:style-name="Preformatted_20_Text"><text:tab/>ViR (Codice, Playlist.Codice) </text:p>
      <text:p text:style-name="Preformatted_20_Text"><text:tab/>ViR (Titolo, Canzone.Titolo)</text:p>
      <text:p text:style-name="Preformatted_20_Text"/>
      <text:p text:style-name="Preformatted_20_Text">Canzone(<text:span text:style-name="T1">Titolo</text:span>, NomeAlbum, Lunghezza)</text:p>
      <text:p text:style-name="Preformatted_20_Text"><text:tab/>ViR (NomeAlbum, Album.NomeAlbum)</text:p>
      <text:p text:style-name="Preformatted_20_Text"/>
      <text:p text:style-name="Preformatted_20_Text">Afferire(<text:span text:style-name="T1">Titolo, Nome</text:span>)</text:p>
      <text:p text:style-name="Preformatted_20_Text"><text:tab/>ViR (Titolo, Canzone.Titolo)</text:p>
      <text:p text:style-name="Preformatted_20_Text"><text:tab/>ViR (Nome, Genere.Nome)</text:p>
      <text:p text:style-name="Preformatted_20_Text"/>
      <text:p text:style-name="Preformatted_20_Text">Comporre(<text:span text:style-name="T1">Titolo, NomeD'Arte</text:span>)</text:p>
      <text:p text:style-name="Preformatted_20_Text"><text:tab/>ViR (Titolo, Canzone.Titolo)</text:p>
      <text:p text:style-name="Preformatted_20_Text"><text:tab/>ViR (NomeD'Arte, Autore.NomeD'Arte)</text:p>
      <text:p text:style-name="Preformatted_20_Text"/>
      <text:p text:style-name="Preformatted_20_Text">Incidere(<text:span text:style-name="T1">NomeD'Arte, NomeAlbum</text:span>)</text:p>
      <text:p text:style-name="Preformatted_20_Text"><text:tab/>ViR (NomeD'Arte, Autore.NomeD'Arte)</text:p>
      <text:p text:style-name="Preformatted_20_Text"><text:tab/>ViR (NomeAlbum, Album.NomeAlbum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2-08T21:47:04.014857604</dc:date>
    <meta:editing-duration>PT2M31S</meta:editing-duration>
    <meta:editing-cycles>1</meta:editing-cycles>
    <meta:generator>LibreOffice/7.2.3.2$Linux_X86_64 LibreOffice_project/20$Build-2</meta:generator>
    <meta:document-statistic meta:table-count="0" meta:image-count="0" meta:object-count="0" meta:page-count="1" meta:paragraph-count="23" meta:word-count="72" meta:character-count="825" meta:non-whitespace-character-count="759"/>
  </office:meta>
</office:document-meta>
</file>